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Вишневский Александр Владимир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script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В</text:span><text:span text:style-name="T30"><text:s/></text:span><text:span text:style-name="T31">чем</text:span><text:span text:style-name="T32"><text:s/></text:span><text:span text:style-name="T33">разница</text:span><text:span text:style-name="T34"><text:s/></text:span><text:span text:style-name="T35">между</text:span><text:span text:style-name="T36"><text:s/></text:span><text:span text:style-name="T37">операторами</text:span><text:span text:style-name="T38"><text:s/>"=="</text:span><text:span text:style-name="T39">и</text:span><text:span text:style-name="T40"><text:s/>"==="?</text:span><text:span text:style-name="T41"/></text:p>
          </table:table-cell>
          <table:table-cell table:style-name="TableCell010201">
            <text:p text:style-name="P9"><text:span text:style-name="T42">Это разные сравнения знак === сравнивает значение переменных без попытки приведения к одному типу (1 ===<text:s/></text:span><text:span text:style-name="T43">'1'</text:span><text:span text:style-name="T44"><text:s/>это ложь) а знак == попытается привести переменные к одному типу(1 ===<text:s/></text:span><text:span text:style-name="T45">'1'</text:span><text:span text:style-name="T46"><text:s/>это правда)</text:span><text:span text:style-name="T47"/></text:p>
          </table:table-cell>
        </table:table-row>
        <table:table-row table:style-name="TableRow0103">
          <table:table-cell table:style-name="TableCell010300">
            <text:p text:style-name="P11"><text:span text:style-name="T48">Что</text:span><text:span text:style-name="T49"><text:s/></text:span><text:span text:style-name="T50">такое</text:span><text:span text:style-name="T51"><text:s/></text:span><text:span text:style-name="T52">область</text:span><text:span text:style-name="T53"><text:s/></text:span><text:span text:style-name="T54">видимости</text:span><text:span text:style-name="T55"><text:s/>(Scope)?</text:span><text:span text:style-name="T56"/></text:p>
          </table:table-cell>
          <table:table-cell table:style-name="TableCell010301">
            <text:p text:style-name="P11"><text:span text:style-name="T57">Область видимости определяет доступность переменных. Переменная, объявленная в области видимости, доступна только внутри нее.</text:span></text:p>
            <text:p text:style-name="P11"><text:span text:style-name="T57">Области видимости бывают глобальная, функции, модуля</text:span><text:span text:style-name="T58"/></text:p>
          </table:table-cell>
        </table:table-row>
        <table:table-row table:style-name="TableRow0104">
          <table:table-cell table:style-name="TableCell010400">
            <text:p text:style-name="P13"><text:span text:style-name="T59"><text:s/></text:span><text:span text:style-name="T60">В</text:span><text:span text:style-name="T61"><text:s/></text:span><text:span text:style-name="T62">каких</text:span><text:span text:style-name="T63"><text:s/></text:span><text:span text:style-name="T64">ситуациях</text:span><text:span text:style-name="T65"><text:s/></text:span><text:span text:style-name="T66">следует</text:span><text:span text:style-name="T67"><text:s/></text:span><text:span text:style-name="T68">использовать</text:span><text:span text:style-name="T69"><text:s/></text:span><text:span text:style-name="T70">ключевые</text:span><text:span text:style-name="T71"><text:s/></text:span><text:span text:style-name="T72">слова</text:span><text:span text:style-name="T73"><text:s/>let<text:s/></text:span><text:span text:style-name="T74">и</text:span><text:span text:style-name="T75"><text:s/>const?</text:span><text:span text:style-name="T76"/></text:p>
          </table:table-cell>
          <table:table-cell table:style-name="TableCell010401">
            <text:p text:style-name="P13"><text:span text:style-name="T77">let -<text:s/></text:span><text:span text:style-name="T78">если значение переменноу будет меняться</text:span></text:p>
            <text:p text:style-name="P13"><text:span text:style-name="T79">const -<text:s/></text:span><text:span text:style-name="T80">если нет</text:span></text:p>
            <text:p text:style-name="P13"><text:span text:style-name="T81"/></text:p>
          </table:table-cell>
        </table:table-row>
        <table:table-row table:style-name="TableRow0105">
          <table:table-cell table:style-name="TableCell010500">
            <text:p text:style-name="P15"><text:span text:style-name="T82">Что</text:span><text:span text:style-name="T83"><text:s/></text:span><text:span text:style-name="T84">такое</text:span><text:span text:style-name="T85"><text:s/></text:span><text:span text:style-name="T86">прототип</text:span><text:span text:style-name="T87"><text:s/></text:span><text:span text:style-name="T88">объекта</text:span><text:span text:style-name="T89">?</text:span><text:span text:style-name="T90"/></text:p>
          </table:table-cell>
          <table:table-cell table:style-name="TableCell010501">
            <text:p text:style-name="P15"><text:span text:style-name="T91">это такой же родитель-объект, уровнем выше со своими свойствами которые наследует объект-ребенок (наследование<text:s text:c="2"/>один из столпов ООП)</text:span><text:span text:style-name="T92"/></text:p>
          </table:table-cell>
        </table:table-row>
        <table:table-row table:style-name="TableRow0106">
          <table:table-cell table:style-name="TableCell010600">
            <text:p text:style-name="P17"><text:span text:style-name="T93">Какое</text:span><text:span text:style-name="T94"><text:s/></text:span><text:span text:style-name="T95">значение</text:span><text:span text:style-name="T96"><text:s/></text:span><text:span text:style-name="T97">имеет</text:span><text:span text:style-name="T98"><text:s/>this?</text:span><text:span text:style-name="T99"/></text:p>
          </table:table-cell>
          <table:table-cell table:style-name="TableCell010601">
            <text:p text:style-name="P17"><text:span text:style-name="T100">this -<text:s/></text:span><text:span text:style-name="T101">это контекст вызова и является ссылкой на обект этого вызова<text:s/></text:span><text:span text:style-name="T102"/></text:p>
          </table:table-cell>
        </table:table-row>
        <table:table-row table:style-name="TableRow0107">
          <table:table-cell table:style-name="TableCell010700">
            <text:p text:style-name="P19"><text:span text:style-name="T103">Какими</text:span><text:span text:style-name="T104"><text:s/></text:span><text:span text:style-name="T105">способами</text:span><text:span text:style-name="T106"><text:s/></text:span><text:span text:style-name="T107">можно</text:span><text:span text:style-name="T108"><text:s/></text:span><text:span text:style-name="T109">клонировать</text:span><text:span text:style-name="T110"><text:s/></text:span><text:span text:style-name="T111">объект</text:span><text:span text:style-name="T112">?</text:span><text:span text:style-name="T113"/></text:p>
          </table:table-cell>
          <table:table-cell table:style-name="TableCell010701">
            <text:p text:style-name="P19"><text:span text:style-name="T114">спред-оператором, Object.assign и<text:s/></text:span><text:span text:style-name="T115">JSON</text:span><text:span text:style-name="T116">ом</text:span><text:span text:style-name="T117"/></text:p>
          </table:table-cell>
        </table:table-row>
        <table:table-row table:style-name="TableRow0108">
          <table:table-cell table:style-name="TableCell010800">
            <text:p text:style-name="P21"><text:span text:style-name="T118">Что</text:span><text:span text:style-name="T119"><text:s/></text:span><text:span text:style-name="T120">такое</text:span><text:span text:style-name="T121"><text:s/>XMLHttpRequest<text:s/></text:span><text:span text:style-name="T122">и</text:span><text:span text:style-name="T123"><text:s/></text:span><text:span text:style-name="T124">зачем</text:span><text:span text:style-name="T125"><text:s/></text:span><text:span text:style-name="T126">он</text:span><text:span text:style-name="T127"><text:s/></text:span><text:span text:style-name="T128">нужен</text:span><text:span text:style-name="T129">?</text:span><text:span text:style-name="T130"/></text:p>
          </table:table-cell>
          <table:table-cell table:style-name="TableCell010801">
            <text:p text:style-name="P21"><text:span text:style-name="T131">встроенный апи который позволяет посылать HTTP-запросы (сейчас все чаще используется<text:s/></text:span><text:span text:style-name="T132">fetch</text:span><text:span text:style-name="T133">)</text:span><text:span text:style-name="T134"/></text:p>
          </table:table-cell>
        </table:table-row>
        <table:table-row table:style-name="TableRow0109">
          <table:table-cell table:style-name="TableCell010900" table:number-columns-spanned="2">
            <text:p text:style-name="P24"><text:span text:style-name="T135">Разное</text:span><text:span text:style-name="T136"/></text:p>
          </table:table-cell>
          <table:covered-table-cell/>
        </table:table-row>
        <table:table-row table:style-name="TableRow0110">
          <table:table-cell table:style-name="TableCell011000">
            <text:p text:style-name="P27"><text:span text:style-name="T137">Что</text:span><text:span text:style-name="T138"><text:s/></text:span><text:span text:style-name="T139">такое</text:span><text:span text:style-name="T140"><text:s/>cookies?</text:span><text:span text:style-name="T141"/></text:p>
          </table:table-cell>
          <table:table-cell table:style-name="TableCell011001">
            <text:p text:style-name="P27"><text:span text:style-name="T142">определенные данные котрые посялает клиенту сервер для упскорения процесса взаимодействия. Клиент может сохранить их или нет (пример: ускорение аутентификации пользователя)</text:span><text:span text:style-name="T143"/></text:p>
          </table:table-cell>
        </table:table-row>
        <table:table-row table:style-name="TableRow0111">
          <table:table-cell table:style-name="TableCell011100">
            <text:p text:style-name="P29"><text:span text:style-name="T144">В</text:span><text:span text:style-name="T145"><text:s/></text:span><text:span text:style-name="T146">чем</text:span><text:span text:style-name="T147"><text:s/></text:span><text:span text:style-name="T148">разница</text:span><text:span text:style-name="T149"><text:s/></text:span><text:span text:style-name="T150">между</text:span><text:span text:style-name="T151"><text:s/>padding<text:s/></text:span><text:span text:style-name="T152">и</text:span><text:span text:style-name="T153"><text:s/>margin?</text:span><text:span text:style-name="T154"/></text:p>
          </table:table-cell>
          <table:table-cell table:style-name="TableCell011101">
            <text:p text:style-name="P29"><text:span text:style-name="T155">padding<text:s/></text:span><text:span text:style-name="T156">-внутренние отступы</text:span></text:p>
            <text:p text:style-name="P29"><text:span text:style-name="T157">magin</text:span><text:span text:style-name="T158">-внешие отступы (относительно элемента)</text:span><text:span text:style-name="T159"/></text:p>
          </table:table-cell>
        </table:table-row>
        <table:table-row table:style-name="TableRow0112">
          <table:table-cell table:style-name="TableCell011200">
            <text:p text:style-name="P31"><text:span text:style-name="T160">Что</text:span><text:span text:style-name="T161"><text:s/></text:span><text:span text:style-name="T162">такое</text:span><text:span text:style-name="T163"><text:s/></text:span><text:span text:style-name="T164">сессии</text:span><text:span text:style-name="T165"><text:s/></text:span><text:span text:style-name="T166">и</text:span><text:span text:style-name="T167"><text:s/></text:span><text:span text:style-name="T168">зачем</text:span><text:span text:style-name="T169"><text:s/></text:span><text:span text:style-name="T170">они</text:span><text:span text:style-name="T171"><text:s/></text:span><text:span text:style-name="T172">используются</text:span><text:span text:style-name="T173">?</text:span><text:span text:style-name="T174"/></text:p>
          </table:table-cell>
          <table:table-cell table:style-name="TableCell011201">
            <text:p text:style-name="P31"><text:span text:style-name="T175">это механизм для идентификации и отличия различных пользователей<text:s/></text:span><text:span text:style-name="T176"/></text:p>
          </table:table-cell>
        </table:table-row>
        <table:table-row table:style-name="TableRow0113">
          <table:table-cell table:style-name="TableCell011300">
            <text:p text:style-name="P33"><text:span text:style-name="T177">Опишите</text:span><text:span text:style-name="T178"><text:s/></text:span><text:span text:style-name="T179">что</text:span><text:span text:style-name="T180"><text:s/></text:span><text:span text:style-name="T181">будет</text:span><text:span text:style-name="T182"><text:s/></text:span><text:span text:style-name="T183">происходить</text:span><text:span text:style-name="T184"><text:s/></text:span><text:span text:style-name="T185">«</text:span><text:span text:style-name="T186">под</text:span><text:span text:style-name="T187"><text:s/></text:span><text:span text:style-name="T188">капотом</text:span><text:span text:style-name="T189">»<text:s/></text:span><text:span text:style-name="T190">после</text:span><text:span text:style-name="T191"><text:s/></text:span><text:span text:style-name="T192">ввода</text:span><text:span text:style-name="T193"><text:s/></text:span><text:span text:style-name="T194">адреса</text:span><text:span text:style-name="T195"><text:s/></text:span><text:span text:style-name="T196">сайта</text:span><text:span text:style-name="T197"><text:s/></text:span><text:span text:style-name="T198">в</text:span><text:span text:style-name="T199"><text:s/></text:span><text:span text:style-name="T200">браузере</text:span><text:span text:style-name="T201"><text:s/></text:span><text:span text:style-name="T202">и</text:span><text:span text:style-name="T203"><text:s/></text:span><text:span text:style-name="T204">нажатия</text:span><text:span text:style-name="T205"><text:s/>Enter?</text:span><text:span text:style-name="T206"/></text:p>
          </table:table-cell>
          <table:table-cell table:style-name="TableCell011301">
            <text:p text:style-name="P33"><text:span text:style-name="T206"><text:s/></text:span><text:span text:style-name="T207">браузер устанавливает соединение с сервером, отправляет HTTP-запрос, чтобы получить контент сайта, после ответа сервера отрисовывает страницу</text:span></text:p>
            <text:p text:style-name="P33"><text:span text:style-name="T208"/></text:p>
          </table:table-cell>
        </table:table-row>
      </table:table>
      <text:p text:style-name="P35"><text:span text:style-name="T2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